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751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style:style style:name="ce1" style:family="table-cell" style:parent-style-name="Default" style:data-style-name="N3"/>
    <style:style style:name="ce2" style:family="table-cell" style:parent-style-name="Default"/>
    <style:style style:name="ce3" style:family="table-cell" style:parent-style-name="Default" style:data-style-name="N3"/>
    <style:style style:name="ce4" style:family="table-cell" style:parent-style-name="Default" style:data-style-name="N3"/>
    <style:style style:name="ce5" style:family="table-cell" style:parent-style-name="Default" style:data-style-name="N4"/>
    <style:style style:name="ce6" style:family="table-cell" style:parent-style-name="Default" style:data-style-name="N1"/>
    <style:style style:name="ce7" style:family="table-cell" style:parent-style-name="Default" style:data-style-name="N10"/>
    <style:style style:name="ce8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U" table:style-name="ta1">
        <table:shapes>
          <draw:frame draw:z-index="0" draw:style-name="gr1" draw:text-style-name="P1" svg:width="16.013cm" svg:height="9.005cm" svg:x="31.284cm" svg:y="1.992cm">
            <draw:object draw:notify-on-update-of-ranges="SAU.H5:SAU.H5 SAU.H6:SAU.H13 SAU.I5:SAU.I5 SAU.I6:SAU.I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légumes</text:p>
          </table:table-cell>
          <table:table-cell office:value-type="string" calcext:value-type="string">
            <text:p>fleurs</text:p>
          </table:table-cell>
          <table:table-cell office:value-type="string" calcext:value-type="string">
            <text:p>autres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style-name="ce1" table:formula="of:=MIN([.B2:.B31])" office:value-type="float" office:value="2060" calcext:value-type="float">
            <text:p>2 060</text:p>
          </table:table-cell>
          <table:table-cell office:value-type="string" calcext:value-type="string">
            <text:p>moyenne</text:p>
          </table:table-cell>
          <table:table-cell table:style-name="ce1" table:formula="of:=AVERAGE(base)" office:value-type="float" office:value="362612.333333333" calcext:value-type="float">
            <text:p>362 612</text:p>
          </table:table-cell>
          <table:table-cell/>
          <table:table-cell office:value-type="string" calcext:value-type="string">
            <text:p>ecart type</text:p>
          </table:table-cell>
          <table:table-cell table:formula="of:=STDEV(base)" office:value-type="float" office:value="694744.672189537" calcext:value-type="float">
            <text:p>694744,672189537</text:p>
          </table:table-cell>
        </table:table-row>
        <table:table-row table:style-name="ro1">
          <table:table-cell office:value-type="string" calcext:value-type="string">
            <text:p>Belgique</text:p>
          </table:table-cell>
          <table:table-cell office:value-type="float" office:value="37340" calcext:value-type="float">
            <text:p>37340</text:p>
          </table:table-cell>
          <table:table-cell office:value-type="float" office:value="1040" calcext:value-type="float">
            <text:p>1040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style-name="ce1" table:formula="of:=MAX([.B2:.B31])" office:value-type="float" office:value="3563770" calcext:value-type="float">
            <text:p>3 563 770</text:p>
          </table:table-cell>
          <table:table-cell office:value-type="string" calcext:value-type="string">
            <text:p>médiane</text:p>
          </table:table-cell>
          <table:table-cell table:style-name="ce1" table:formula="of:=MEDIAN(base)" office:value-type="float" office:value="139585" calcext:value-type="float">
            <text:p>139 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garie</text:p>
          </table:table-cell>
          <table:table-cell office:value-type="float" office:value="244860" calcext:value-type="float">
            <text:p>244860</text:p>
          </table:table-cell>
          <table:table-cell office:value-type="float" office:value="5810" calcext:value-type="float">
            <text:p>581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chéquie</text:p>
          </table:table-cell>
          <table:table-cell office:value-type="float" office:value="25950" calcext:value-type="float">
            <text:p>25950</text:p>
          </table:table-cell>
          <table:table-cell table:number-columns-repeated="2"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nemark</text:p>
          </table:table-cell>
          <table:table-cell office:value-type="float" office:value="37380" calcext:value-type="float">
            <text:p>37380</text:p>
          </table:table-cell>
          <table:table-cell office:value-type="float" office:value="270" calcext:value-type="float">
            <text:p>270</text:p>
          </table:table-cell>
          <table:table-cell office:value-type="float" office:value="410" calcext:value-type="float">
            <text:p>4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lasses</text:p>
          </table:table-cell>
          <table:table-cell office:value-type="string" calcext:value-type="string">
            <text:p>effect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282160" calcext:value-type="float">
            <text:p>282160</text:p>
          </table:table-cell>
          <table:table-cell office:value-type="float" office:value="2160" calcext:value-type="float">
            <text:p>2160</text:p>
          </table:table-cell>
          <table:table-cell office:value-type="float" office:value="3900" calcext:value-type="float">
            <text:p>390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style-name="ce1" office:value-type="float" office:value="2000" calcext:value-type="float">
            <text:p>2 000</text:p>
          </table:table-cell>
          <table:table-cell table:number-matrix-columns-spanned="1" table:number-matrix-rows-spanned="9" table:formula="of:=FREQUENCY(base;classes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tonie</text:p>
          </table:table-cell>
          <table:table-cell office:value-type="float" office:value="18750" calcext:value-type="float">
            <text:p>18750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50000" calcext:value-type="float">
            <text:p>50 00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lande</text:p>
          </table:table-cell>
          <table:table-cell office:value-type="float" office:value="139560" calcext:value-type="float">
            <text:p>13956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00000" calcext:value-type="float">
            <text:p>100 00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èce</text:p>
          </table:table-cell>
          <table:table-cell office:value-type="float" office:value="703590" calcext:value-type="float">
            <text:p>703590</text:p>
          </table:table-cell>
          <table:table-cell office:value-type="float" office:value="8460" calcext:value-type="float">
            <text:p>8460</text:p>
          </table:table-cell>
          <table:table-cell office:value-type="float" office:value="680" calcext:value-type="float">
            <text:p>68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style-name="ce1" office:value-type="float" office:value="200000" calcext:value-type="float">
            <text:p>200 00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pagne</text:p>
          </table:table-cell>
          <table:table-cell office:value-type="float" office:value="944300" calcext:value-type="float">
            <text:p>944300</text:p>
          </table:table-cell>
          <table:table-cell office:value-type="float" office:value="19130" calcext:value-type="float">
            <text:p>19130</text:p>
          </table:table-cell>
          <table:table-cell office:value-type="float" office:value="2600" calcext:value-type="float">
            <text:p>2600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table:style-name="ce1" office:value-type="float" office:value="300000" calcext:value-type="float">
            <text:p>300 00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463710" calcext:value-type="float">
            <text:p>463710</text:p>
          </table:table-cell>
          <table:table-cell office:value-type="float" office:value="9700" calcext:value-type="float">
            <text:p>9700</text:p>
          </table:table-cell>
          <table:table-cell office:value-type="float" office:value="4760" calcext:value-type="float">
            <text:p>4760</text:p>
          </table:table-cell>
          <table:table-cell office:value-type="string" calcext:value-type="string">
            <text:p>:</text:p>
          </table:table-cell>
          <table:table-cell table:number-columns-repeated="2"/>
          <table:table-cell table:style-name="ce1" office:value-type="float" office:value="400000" calcext:value-type="float">
            <text:p>400 0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atie</text:p>
          </table:table-cell>
          <table:table-cell office:value-type="float" office:value="157100" calcext:value-type="float">
            <text:p>157100</text:p>
          </table:table-cell>
          <table:table-cell office:value-type="float" office:value="2320" calcext:value-type="float">
            <text:p>2320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500000" calcext:value-type="float">
            <text:p>500 00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lie</text:p>
          </table:table-cell>
          <table:table-cell office:value-type="float" office:value="1009440" calcext:value-type="float">
            <text:p>1009440</text:p>
          </table:table-cell>
          <table:table-cell office:value-type="float" office:value="21700" calcext:value-type="float">
            <text:p>21700</text:p>
          </table:table-cell>
          <table:table-cell office:value-type="float" office:value="7040" calcext:value-type="float">
            <text:p>7040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style-name="ce1" office:value-type="float" office:value="3600000" calcext:value-type="float">
            <text:p>3 600 00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ypre</text:p>
          </table:table-cell>
          <table:table-cell office:value-type="float" office:value="35150" calcext:value-type="float">
            <text:p>35150</text:p>
          </table:table-cell>
          <table:table-cell office:value-type="float" office:value="480" calcext:value-type="float">
            <text:p>48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ttonie</text:p>
          </table:table-cell>
          <table:table-cell office:value-type="float" office:value="80720" calcext:value-type="float">
            <text:p>80720</text:p>
          </table:table-cell>
          <table:table-cell office:value-type="float" office:value="310" calcext:value-type="float">
            <text:p>3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tuanie</text:p>
          </table:table-cell>
          <table:table-cell office:value-type="float" office:value="171730" calcext:value-type="float">
            <text:p>171730</text:p>
          </table:table-cell>
          <table:table-cell office:value-type="float" office:value="9590" calcext:value-type="float">
            <text:p>959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2060" calcext:value-type="float">
            <text:p>20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ngrie</text:p>
          </table:table-cell>
          <table:table-cell office:value-type="float" office:value="453090" calcext:value-type="float">
            <text:p>453090</text:p>
          </table:table-cell>
          <table:table-cell office:value-type="float" office:value="12710" calcext:value-type="float">
            <text:p>12710</text:p>
          </table:table-cell>
          <table:table-cell office:value-type="float" office:value="2030" calcext:value-type="float">
            <text:p>203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te</text:p>
          </table:table-cell>
          <table:table-cell office:value-type="float" office:value="9000" calcext:value-type="float">
            <text:p>9000</text:p>
          </table:table-cell>
          <table:table-cell office:value-type="float" office:value="290" calcext:value-type="float">
            <text:p>2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ys-Bas</text:p>
          </table:table-cell>
          <table:table-cell office:value-type="float" office:value="65790" calcext:value-type="float">
            <text:p>65790</text:p>
          </table:table-cell>
          <table:table-cell office:value-type="float" office:value="1520" calcext:value-type="float">
            <text:p>1520</text:p>
          </table:table-cell>
          <table:table-cell office:value-type="float" office:value="2610" calcext:value-type="float">
            <text:p>261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utriche</text:p>
          </table:table-cell>
          <table:table-cell office:value-type="float" office:value="139610" calcext:value-type="float">
            <text:p>139610</text:p>
          </table:table-cell>
          <table:table-cell office:value-type="float" office:value="810" calcext:value-type="float">
            <text:p>810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logne</text:p>
          </table:table-cell>
          <table:table-cell office:value-type="float" office:value="1421560" calcext:value-type="float">
            <text:p>1421560</text:p>
          </table:table-cell>
          <table:table-cell office:value-type="float" office:value="13790" calcext:value-type="float">
            <text:p>13790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63580" calcext:value-type="float">
            <text:p>263580</text:p>
          </table:table-cell>
          <table:table-cell office:value-type="float" office:value="3750" calcext:value-type="float">
            <text:p>375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umanie</text:p>
          </table:table-cell>
          <table:table-cell office:value-type="float" office:value="3563770" calcext:value-type="float">
            <text:p>3563770</text:p>
          </table:table-cell>
          <table:table-cell office:value-type="float" office:value="18730" calcext:value-type="float">
            <text:p>18730</text:p>
          </table:table-cell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ovénie</text:p>
          </table:table-cell>
          <table:table-cell office:value-type="float" office:value="72280" calcext:value-type="float">
            <text:p>72280</text:p>
          </table:table-cell>
          <table:table-cell office:value-type="float" office:value="490" calcext:value-type="float">
            <text:p>49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ovaquie</text:p>
          </table:table-cell>
          <table:table-cell office:value-type="float" office:value="22050" calcext:value-type="float">
            <text:p>22050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lande</text:p>
          </table:table-cell>
          <table:table-cell office:value-type="float" office:value="54230" calcext:value-type="float">
            <text:p>54230</text:p>
          </table:table-cell>
          <table:table-cell office:value-type="float" office:value="850" calcext:value-type="float">
            <text:p>850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ède</text:p>
          </table:table-cell>
          <table:table-cell office:value-type="float" office:value="66550" calcext:value-type="float">
            <text:p>66550</text:p>
          </table:table-cell>
          <table:table-cell office:value-type="float" office:value="290" calcext:value-type="float">
            <text:p>29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rvège</text:p>
          </table:table-cell>
          <table:table-cell office:value-type="float" office:value="41890" calcext:value-type="float">
            <text:p>41890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yaume-Uni</text:p>
          </table:table-cell>
          <table:table-cell office:value-type="float" office:value="182180" calcext:value-type="float">
            <text:p>182180</text:p>
          </table:table-cell>
          <table:table-cell office:value-type="float" office:value="1370" calcext:value-type="float">
            <text:p>137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cédoine du Nord</text:p>
          </table:table-cell>
          <table:table-cell office:value-type="float" office:value="168990" calcext:value-type="float">
            <text:p>168990</text:p>
          </table:table-cell>
          <table:table-cell office:value-type="float" office:value="7950" calcext:value-type="float">
            <text:p>795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:</text:p>
          </table:table-cell>
          <table:table-cell table:number-columns-repeated="9"/>
        </table:table-row>
      </table:table>
      <table:table table:name="bivarie" table:style-name="ta1">
        <table:table-column table:style-name="co5" table:default-cell-style-name="ce2"/>
        <table:table-column table:style-name="co5" table:number-columns-repeated="2" table:default-cell-style-name="ce3"/>
        <table:table-column table:style-name="co5" table:default-cell-style-name="ce1"/>
        <table:table-column table:style-name="co5" table:default-cell-style-name="Default"/>
        <table:table-column table:style-name="co5" table:number-columns-repeated="2" table:default-cell-style-name="ce4"/>
        <table:table-column table:style-name="co5" table:number-columns-repeated="2" table:default-cell-style-name="Default"/>
        <table:table-column table:style-name="co5" table:number-columns-repeated="2" table:default-cell-style-name="ce5"/>
        <table:table-column table:style-name="co6" table:default-cell-style-name="ce6"/>
        <table:table-column table:style-name="co5" table:default-cell-style-name="ce7"/>
        <table:table-column table:style-name="co5" table:default-cell-style-name="ce8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légumes</text:p>
          </table:table-cell>
          <table:table-cell office:value-type="string" calcext:value-type="string">
            <text:p>fleurs</text:p>
          </table:table-cell>
          <table:table-cell office:value-type="string" calcext:value-type="string">
            <text:p>totaux</text:p>
          </table:table-cell>
          <table:table-cell/>
          <table:table-cell table:style-name="Default" office:value-type="string" calcext:value-type="string">
            <text:p>légumes</text:p>
          </table:table-cell>
          <table:table-cell table:style-name="Default" office:value-type="string" calcext:value-type="string">
            <text:p>fleurs</text:p>
          </table:table-cell>
          <table:table-cell office:value-type="string" calcext:value-type="string">
            <text:p>totaux</text:p>
          </table:table-cell>
          <table:table-cell/>
          <table:table-cell table:style-name="Default" table:number-columns-repeated="3"/>
          <table:table-cell table:style-name="Default" office:value-type="string" calcext:value-type="string">
            <text:p>contribution</text:p>
          </table:table-cell>
          <table:table-cell table:style-name="Default"/>
          <table:table-cell office:value-type="string" calcext:value-type="string">
            <text:p>KHI2 calculé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Belgique</text:p>
          </table:table-cell>
          <table:table-cell office:value-type="float" office:value="1040" calcext:value-type="float">
            <text:p>1 040</text:p>
          </table:table-cell>
          <table:table-cell office:value-type="float" office:value="370" calcext:value-type="float">
            <text:p>370</text:p>
          </table:table-cell>
          <table:table-cell table:formula="of:=SUM([.B2:.C2])" office:value-type="float" office:value="1410" calcext:value-type="float">
            <text:p>1 410</text:p>
          </table:table-cell>
          <table:table-cell/>
          <table:table-cell table:formula="of:=([.$D2]/[.$D$31])*[.B$31]" office:value-type="float" office:value="1126.8122367546" calcext:value-type="float">
            <text:p>1 127</text:p>
          </table:table-cell>
          <table:table-cell table:formula="of:=([.$D2]/[.$D$31])*[.C$31]" office:value-type="float" office:value="283.1877632454" calcext:value-type="float">
            <text:p>283</text:p>
          </table:table-cell>
          <table:table-cell table:formula="of:=SUM([.F2:.G2])" office:value-type="float" office:value="1410" calcext:value-type="float">
            <text:p>1410</text:p>
          </table:table-cell>
          <table:table-cell/>
          <table:table-cell table:formula="of:=([.B2]-[.F2])^2/[.$D$31]" office:value-type="float" office:value="0.0417665952689907" calcext:value-type="float">
            <text:p>0,04</text:p>
          </table:table-cell>
          <table:table-cell table:formula="of:=([.C2]-[.G2])^2/[.$D$31]" office:value-type="float" office:value="0.0417665952689908" calcext:value-type="float">
            <text:p>0,04</text:p>
          </table:table-cell>
          <table:table-cell table:formula="of:=SUM([.J2:.K2])" office:value-type="float" office:value="0.0835331905379815" calcext:value-type="float">
            <text:p>0</text:p>
          </table:table-cell>
          <table:table-cell table:formula="of:=[.L2]/[.$L$31]" office:value-type="percentage" office:value="0.000209549426857361" calcext:value-type="percentage">
            <text:p>0 %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risque d’erreur</text:p>
          </table:table-cell>
          <table:table-cell office:value-type="string" calcext:value-type="string">
            <text:p>khi2 théorique</text:p>
          </table:table-cell>
        </table:table-row>
        <table:table-row table:style-name="ro1">
          <table:table-cell office:value-type="string" calcext:value-type="string">
            <text:p>Bulgarie</text:p>
          </table:table-cell>
          <table:table-cell office:value-type="float" office:value="5810" calcext:value-type="float">
            <text:p>5 810</text:p>
          </table:table-cell>
          <table:table-cell office:value-type="float" office:value="260" calcext:value-type="float">
            <text:p>260</text:p>
          </table:table-cell>
          <table:table-cell table:formula="of:=SUM([.B3:.C3])" office:value-type="float" office:value="6070" calcext:value-type="float">
            <text:p>6 070</text:p>
          </table:table-cell>
          <table:table-cell/>
          <table:table-cell table:formula="of:=([.$D3]/[.$D$31])*[.B$31]" office:value-type="float" office:value="4850.88672134782" calcext:value-type="float">
            <text:p>4 851</text:p>
          </table:table-cell>
          <table:table-cell table:formula="of:=([.$D3]/[.$D$31])*[.C$31]" office:value-type="float" office:value="1219.11327865218" calcext:value-type="float">
            <text:p>1 219</text:p>
          </table:table-cell>
          <table:table-cell table:formula="of:=SUM([.F3:.G3])" office:value-type="float" office:value="6070" calcext:value-type="float">
            <text:p>6070</text:p>
          </table:table-cell>
          <table:table-cell/>
          <table:table-cell table:formula="of:=([.B3]-[.F3])^2/[.$D$31]" office:value-type="float" office:value="5.09808402397995" calcext:value-type="float">
            <text:p>5,10</text:p>
          </table:table-cell>
          <table:table-cell table:formula="of:=([.C3]-[.G3])^2/[.$D$31]" office:value-type="float" office:value="5.09808402397994" calcext:value-type="float">
            <text:p>5,10</text:p>
          </table:table-cell>
          <table:table-cell table:formula="of:=SUM([.J3:.K3])" office:value-type="float" office:value="10.1961680479599" calcext:value-type="float">
            <text:p>10</text:p>
          </table:table-cell>
          <table:table-cell table:formula="of:=[.L3]/[.$L$31]" office:value-type="percentage" office:value="0.0255778709855437" calcext:value-type="percentage">
            <text:p>3 %</text:p>
          </table:table-cell>
          <table:table-cell office:value-type="string" calcext:value-type="string">
            <text:p>Bulgarie</text:p>
          </table:table-cell>
          <table:table-cell office:value-type="float" office:value="0.01" calcext:value-type="float">
            <text:p>0,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anemark</text:p>
          </table:table-cell>
          <table:table-cell office:value-type="float" office:value="270" calcext:value-type="float">
            <text:p>270</text:p>
          </table:table-cell>
          <table:table-cell office:value-type="float" office:value="410" calcext:value-type="float">
            <text:p>410</text:p>
          </table:table-cell>
          <table:table-cell table:formula="of:=SUM([.B4:.C4])" office:value-type="float" office:value="680" calcext:value-type="float">
            <text:p>680</text:p>
          </table:table-cell>
          <table:table-cell/>
          <table:table-cell table:formula="of:=([.$D4]/[.$D$31])*[.B$31]" office:value-type="float" office:value="543.427178009311" calcext:value-type="float">
            <text:p>543</text:p>
          </table:table-cell>
          <table:table-cell table:formula="of:=([.$D4]/[.$D$31])*[.C$31]" office:value-type="float" office:value="136.572821990689" calcext:value-type="float">
            <text:p>137</text:p>
          </table:table-cell>
          <table:table-cell table:formula="of:=SUM([.F4:.G4])" office:value-type="float" office:value="680" calcext:value-type="float">
            <text:p>680</text:p>
          </table:table-cell>
          <table:table-cell/>
          <table:table-cell table:formula="of:=([.B4]-[.F4])^2/[.$D$31]" office:value-type="float" office:value="0.414333970705693" calcext:value-type="float">
            <text:p>0,41</text:p>
          </table:table-cell>
          <table:table-cell table:formula="of:=([.C4]-[.G4])^2/[.$D$31]" office:value-type="float" office:value="0.414333970705693" calcext:value-type="float">
            <text:p>0,41</text:p>
          </table:table-cell>
          <table:table-cell table:formula="of:=SUM([.J4:.K4])" office:value-type="float" office:value="0.828667941411386" calcext:value-type="float">
            <text:p>1</text:p>
          </table:table-cell>
          <table:table-cell table:formula="of:=[.L4]/[.$L$31]" office:value-type="percentage" office:value="0.00207877720292355" calcext:value-type="percentage">
            <text:p>0 %</text:p>
          </table:table-cell>
          <table:table-cell office:value-type="string" calcext:value-type="string">
            <text:p>Danemark</text:p>
          </table:table-cell>
          <table:table-cell office:value-type="float" office:value="0.05" calcext:value-type="float">
            <text:p>0,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2160" calcext:value-type="float">
            <text:p>2 160</text:p>
          </table:table-cell>
          <table:table-cell office:value-type="float" office:value="3900" calcext:value-type="float">
            <text:p>3 900</text:p>
          </table:table-cell>
          <table:table-cell table:formula="of:=SUM([.B5:.C5])" office:value-type="float" office:value="6060" calcext:value-type="float">
            <text:p>6 060</text:p>
          </table:table-cell>
          <table:table-cell/>
          <table:table-cell table:formula="of:=([.$D5]/[.$D$31])*[.B$31]" office:value-type="float" office:value="4842.89514520062" calcext:value-type="float">
            <text:p>4 843</text:p>
          </table:table-cell>
          <table:table-cell table:formula="of:=([.$D5]/[.$D$31])*[.C$31]" office:value-type="float" office:value="1217.10485479938" calcext:value-type="float">
            <text:p>1 217</text:p>
          </table:table-cell>
          <table:table-cell table:formula="of:=SUM([.F5:.G5])" office:value-type="float" office:value="6060" calcext:value-type="float">
            <text:p>6060</text:p>
          </table:table-cell>
          <table:table-cell/>
          <table:table-cell table:formula="of:=([.B5]-[.F5])^2/[.$D$31]" office:value-type="float" office:value="39.8909685221739" calcext:value-type="float">
            <text:p>39,89</text:p>
          </table:table-cell>
          <table:table-cell table:formula="of:=([.C5]-[.G5])^2/[.$D$31]" office:value-type="float" office:value="39.8909685221739" calcext:value-type="float">
            <text:p>39,89</text:p>
          </table:table-cell>
          <table:table-cell table:formula="of:=SUM([.J5:.K5])" office:value-type="float" office:value="79.7819370443478" calcext:value-type="float">
            <text:p>80</text:p>
          </table:table-cell>
          <table:table-cell table:formula="of:=[.L5]/[.$L$31]" office:value-type="percentage" office:value="0.200139119235624" calcext:value-type="percentage">
            <text:p>20 %</text:p>
          </table:table-cell>
          <table:table-cell office:value-type="string" calcext:value-type="string">
            <text:p>Allemagne</text:p>
          </table:table-cell>
          <table:table-cell office:value-type="float" office:value="0.1" calcext:value-type="float">
            <text:p>0,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stonie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B6:.C6])" office:value-type="float" office:value="200" calcext:value-type="float">
            <text:p>200</text:p>
          </table:table-cell>
          <table:table-cell/>
          <table:table-cell table:formula="of:=([.$D6]/[.$D$31])*[.B$31]" office:value-type="float" office:value="159.831522943915" calcext:value-type="float">
            <text:p>160</text:p>
          </table:table-cell>
          <table:table-cell table:formula="of:=([.$D6]/[.$D$31])*[.C$31]" office:value-type="float" office:value="40.1684770560851" calcext:value-type="float">
            <text:p>40</text:p>
          </table:table-cell>
          <table:table-cell table:formula="of:=SUM([.F6:.G6])" office:value-type="float" office:value="200" calcext:value-type="float">
            <text:p>200</text:p>
          </table:table-cell>
          <table:table-cell/>
          <table:table-cell table:formula="of:=([.B6]-[.F6])^2/[.$D$31]" office:value-type="float" office:value="0.000573032174906507" calcext:value-type="float">
            <text:p>0,00</text:p>
          </table:table-cell>
          <table:table-cell table:formula="of:=([.C6]-[.G6])^2/[.$D$31]" office:value-type="float" office:value="0.000573032174906504" calcext:value-type="float">
            <text:p>0,00</text:p>
          </table:table-cell>
          <table:table-cell table:formula="of:=SUM([.J6:.K6])" office:value-type="float" office:value="0.00114606434981301" calcext:value-type="float">
            <text:p>0</text:p>
          </table:table-cell>
          <table:table-cell table:formula="of:=[.L6]/[.$L$31]" office:value-type="percentage" office:value="0.00000287499048100855" calcext:value-type="percentage">
            <text:p>0 %</text:p>
          </table:table-cell>
          <table:table-cell office:value-type="string" calcext:value-type="string">
            <text:p>Esto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lande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formula="of:=SUM([.B7:.C7])" office:value-type="float" office:value="170" calcext:value-type="float">
            <text:p>170</text:p>
          </table:table-cell>
          <table:table-cell/>
          <table:table-cell table:formula="of:=([.$D7]/[.$D$31])*[.B$31]" office:value-type="float" office:value="135.856794502328" calcext:value-type="float">
            <text:p>136</text:p>
          </table:table-cell>
          <table:table-cell table:formula="of:=([.$D7]/[.$D$31])*[.C$31]" office:value-type="float" office:value="34.1432054976724" calcext:value-type="float">
            <text:p>34</text:p>
          </table:table-cell>
          <table:table-cell table:formula="of:=SUM([.F7:.G7])" office:value-type="float" office:value="170" calcext:value-type="float">
            <text:p>170</text:p>
          </table:table-cell>
          <table:table-cell/>
          <table:table-cell table:formula="of:=([.B7]-[.F7])^2/[.$D$31]" office:value-type="float" office:value="0.00370524175313456" calcext:value-type="float">
            <text:p>0,00</text:p>
          </table:table-cell>
          <table:table-cell table:formula="of:=([.C7]-[.G7])^2/[.$D$31]" office:value-type="float" office:value="0.00370524175313457" calcext:value-type="float">
            <text:p>0,00</text:p>
          </table:table-cell>
          <table:table-cell table:formula="of:=SUM([.J7:.K7])" office:value-type="float" office:value="0.00741048350626913" calcext:value-type="float">
            <text:p>0</text:p>
          </table:table-cell>
          <table:table-cell table:formula="of:=[.L7]/[.$L$31]" office:value-type="percentage" office:value="0.0000185897672706343" calcext:value-type="percentage">
            <text:p>0 %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nb degrés liberté</text:p>
          </table:table-cell>
          <table:table-cell/>
        </table:table-row>
        <table:table-row table:style-name="ro1">
          <table:table-cell office:value-type="string" calcext:value-type="string">
            <text:p>Grèce</text:p>
          </table:table-cell>
          <table:table-cell office:value-type="float" office:value="8460" calcext:value-type="float">
            <text:p>8 460</text:p>
          </table:table-cell>
          <table:table-cell office:value-type="float" office:value="680" calcext:value-type="float">
            <text:p>680</text:p>
          </table:table-cell>
          <table:table-cell table:formula="of:=SUM([.B8:.C8])" office:value-type="float" office:value="9140" calcext:value-type="float">
            <text:p>9 140</text:p>
          </table:table-cell>
          <table:table-cell/>
          <table:table-cell table:formula="of:=([.$D8]/[.$D$31])*[.B$31]" office:value-type="float" office:value="7304.30059853691" calcext:value-type="float">
            <text:p>7 304</text:p>
          </table:table-cell>
          <table:table-cell table:formula="of:=([.$D8]/[.$D$31])*[.C$31]" office:value-type="float" office:value="1835.69940146309" calcext:value-type="float">
            <text:p>1 836</text:p>
          </table:table-cell>
          <table:table-cell table:formula="of:=SUM([.F8:.G8])" office:value-type="float" office:value="9140" calcext:value-type="float">
            <text:p>9140</text:p>
          </table:table-cell>
          <table:table-cell/>
          <table:table-cell table:formula="of:=([.B8]-[.F8])^2/[.$D$31]" office:value-type="float" office:value="7.40213426370066" calcext:value-type="float">
            <text:p>7,40</text:p>
          </table:table-cell>
          <table:table-cell table:formula="of:=([.C8]-[.G8])^2/[.$D$31]" office:value-type="float" office:value="7.40213426370065" calcext:value-type="float">
            <text:p>7,40</text:p>
          </table:table-cell>
          <table:table-cell table:formula="of:=SUM([.J8:.K8])" office:value-type="float" office:value="14.8042685274013" calcext:value-type="float">
            <text:p>15</text:p>
          </table:table-cell>
          <table:table-cell table:formula="of:=[.L8]/[.$L$31]" office:value-type="percentage" office:value="0.0371376451082503" calcext:value-type="percentage">
            <text:p>4 %</text:p>
          </table:table-cell>
          <table:table-cell office:value-type="string" calcext:value-type="string">
            <text:p>Grèc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Espagne</text:p>
          </table:table-cell>
          <table:table-cell office:value-type="float" office:value="19130" calcext:value-type="float">
            <text:p>19 130</text:p>
          </table:table-cell>
          <table:table-cell office:value-type="float" office:value="2600" calcext:value-type="float">
            <text:p>2 600</text:p>
          </table:table-cell>
          <table:table-cell table:formula="of:=SUM([.B9:.C9])" office:value-type="float" office:value="21730" calcext:value-type="float">
            <text:p>21 730</text:p>
          </table:table-cell>
          <table:table-cell/>
          <table:table-cell table:formula="of:=([.$D9]/[.$D$31])*[.B$31]" office:value-type="float" office:value="17365.6949678564" calcext:value-type="float">
            <text:p>17 366</text:p>
          </table:table-cell>
          <table:table-cell table:formula="of:=([.$D9]/[.$D$31])*[.C$31]" office:value-type="float" office:value="4364.30503214365" calcext:value-type="float">
            <text:p>4 364</text:p>
          </table:table-cell>
          <table:table-cell table:formula="of:=SUM([.F9:.G9])" office:value-type="float" office:value="21730" calcext:value-type="float">
            <text:p>21730</text:p>
          </table:table-cell>
          <table:table-cell/>
          <table:table-cell table:formula="of:=([.B9]-[.F9])^2/[.$D$31]" office:value-type="float" office:value="17.2510100113467" calcext:value-type="float">
            <text:p>17,25</text:p>
          </table:table-cell>
          <table:table-cell table:formula="of:=([.C9]-[.G9])^2/[.$D$31]" office:value-type="float" office:value="17.2510100113467" calcext:value-type="float">
            <text:p>17,25</text:p>
          </table:table-cell>
          <table:table-cell table:formula="of:=SUM([.J9:.K9])" office:value-type="float" office:value="34.5020200226934" calcext:value-type="float">
            <text:p>35</text:p>
          </table:table-cell>
          <table:table-cell table:formula="of:=[.L9]/[.$L$31]" office:value-type="percentage" office:value="0.0865509682392566" calcext:value-type="percentage">
            <text:p>9 %</text:p>
          </table:table-cell>
          <table:table-cell office:value-type="string" calcext:value-type="string">
            <text:p>Espag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9700" calcext:value-type="float">
            <text:p>9 700</text:p>
          </table:table-cell>
          <table:table-cell office:value-type="float" office:value="4760" calcext:value-type="float">
            <text:p>4 760</text:p>
          </table:table-cell>
          <table:table-cell table:formula="of:=SUM([.B10:.C10])" office:value-type="float" office:value="14460" calcext:value-type="float">
            <text:p>14 460</text:p>
          </table:table-cell>
          <table:table-cell/>
          <table:table-cell table:formula="of:=([.$D10]/[.$D$31])*[.B$31]" office:value-type="float" office:value="11555.819108845" calcext:value-type="float">
            <text:p>11 556</text:p>
          </table:table-cell>
          <table:table-cell table:formula="of:=([.$D10]/[.$D$31])*[.C$31]" office:value-type="float" office:value="2904.18089115495" calcext:value-type="float">
            <text:p>2 904</text:p>
          </table:table-cell>
          <table:table-cell table:formula="of:=SUM([.F10:.G10])" office:value-type="float" office:value="14460" calcext:value-type="float">
            <text:p>14460</text:p>
          </table:table-cell>
          <table:table-cell/>
          <table:table-cell table:formula="of:=([.B10]-[.F10])^2/[.$D$31]" office:value-type="float" office:value="19.0870348301619" calcext:value-type="float">
            <text:p>19,09</text:p>
          </table:table-cell>
          <table:table-cell table:formula="of:=([.C10]-[.G10])^2/[.$D$31]" office:value-type="float" office:value="19.0870348301619" calcext:value-type="float">
            <text:p>19,09</text:p>
          </table:table-cell>
          <table:table-cell table:formula="of:=SUM([.J10:.K10])" office:value-type="float" office:value="38.1740696603239" calcext:value-type="float">
            <text:p>38</text:p>
          </table:table-cell>
          <table:table-cell table:formula="of:=[.L10]/[.$L$31]" office:value-type="percentage" office:value="0.0957625869024677" calcext:value-type="percentage">
            <text:p>10 %</text:p>
          </table:table-cell>
          <table:table-cell office:value-type="string" calcext:value-type="string">
            <text:p>Fr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atie</text:p>
          </table:table-cell>
          <table:table-cell office:value-type="float" office:value="2320" calcext:value-type="float">
            <text:p>2 320</text:p>
          </table:table-cell>
          <table:table-cell office:value-type="float" office:value="970" calcext:value-type="float">
            <text:p>970</text:p>
          </table:table-cell>
          <table:table-cell table:formula="of:=SUM([.B11:.C11])" office:value-type="float" office:value="3290" calcext:value-type="float">
            <text:p>3 290</text:p>
          </table:table-cell>
          <table:table-cell/>
          <table:table-cell table:formula="of:=([.$D11]/[.$D$31])*[.B$31]" office:value-type="float" office:value="2629.2285524274" calcext:value-type="float">
            <text:p>2 629</text:p>
          </table:table-cell>
          <table:table-cell table:formula="of:=([.$D11]/[.$D$31])*[.C$31]" office:value-type="float" office:value="660.7714475726" calcext:value-type="float">
            <text:p>661</text:p>
          </table:table-cell>
          <table:table-cell table:formula="of:=SUM([.F11:.G11])" office:value-type="float" office:value="3290" calcext:value-type="float">
            <text:p>3290</text:p>
          </table:table-cell>
          <table:table-cell/>
          <table:table-cell table:formula="of:=([.B11]-[.F11])^2/[.$D$31]" office:value-type="float" office:value="0.529939579008785" calcext:value-type="float">
            <text:p>0,53</text:p>
          </table:table-cell>
          <table:table-cell table:formula="of:=([.C11]-[.G11])^2/[.$D$31]" office:value-type="float" office:value="0.529939579008784" calcext:value-type="float">
            <text:p>0,53</text:p>
          </table:table-cell>
          <table:table-cell table:formula="of:=SUM([.J11:.K11])" office:value-type="float" office:value="1.05987915801757" calcext:value-type="float">
            <text:p>1</text:p>
          </table:table-cell>
          <table:table-cell table:formula="of:=[.L11]/[.$L$31]" office:value-type="percentage" office:value="0.00265878830522652" calcext:value-type="percentage">
            <text:p>0 %</text:p>
          </table:table-cell>
          <table:table-cell office:value-type="string" calcext:value-type="string">
            <text:p>Croat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ie</text:p>
          </table:table-cell>
          <table:table-cell office:value-type="float" office:value="21700" calcext:value-type="float">
            <text:p>21 700</text:p>
          </table:table-cell>
          <table:table-cell office:value-type="float" office:value="7040" calcext:value-type="float">
            <text:p>7 040</text:p>
          </table:table-cell>
          <table:table-cell table:formula="of:=SUM([.B12:.C12])" office:value-type="float" office:value="28740" calcext:value-type="float">
            <text:p>28 740</text:p>
          </table:table-cell>
          <table:table-cell/>
          <table:table-cell table:formula="of:=([.$D12]/[.$D$31])*[.B$31]" office:value-type="float" office:value="22967.7898470406" calcext:value-type="float">
            <text:p>22 968</text:p>
          </table:table-cell>
          <table:table-cell table:formula="of:=([.$D12]/[.$D$31])*[.C$31]" office:value-type="float" office:value="5772.21015295943" calcext:value-type="float">
            <text:p>5 772</text:p>
          </table:table-cell>
          <table:table-cell table:formula="of:=SUM([.F12:.G12])" office:value-type="float" office:value="28740" calcext:value-type="float">
            <text:p>28740</text:p>
          </table:table-cell>
          <table:table-cell/>
          <table:table-cell table:formula="of:=([.B12]-[.F12])^2/[.$D$31]" office:value-type="float" office:value="8.90762079505179" calcext:value-type="float">
            <text:p>8,91</text:p>
          </table:table-cell>
          <table:table-cell table:formula="of:=([.C12]-[.G12])^2/[.$D$31]" office:value-type="float" office:value="8.9076207950518" calcext:value-type="float">
            <text:p>8,91</text:p>
          </table:table-cell>
          <table:table-cell table:formula="of:=SUM([.J12:.K12])" office:value-type="float" office:value="17.8152415901036" calcext:value-type="float">
            <text:p>18</text:p>
          </table:table-cell>
          <table:table-cell table:formula="of:=[.L12]/[.$L$31]" office:value-type="percentage" office:value="0.0446909023884848" calcext:value-type="percentage">
            <text:p>4 %</text:p>
          </table:table-cell>
          <table:table-cell office:value-type="string" calcext:value-type="string">
            <text:p>Ital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ypre</text:p>
          </table:table-cell>
          <table:table-cell office:value-type="float" office:value="480" calcext:value-type="float">
            <text:p>480</text:p>
          </table:table-cell>
          <table:table-cell office:value-type="float" office:value="40" calcext:value-type="float">
            <text:p>40</text:p>
          </table:table-cell>
          <table:table-cell table:formula="of:=SUM([.B13:.C13])" office:value-type="float" office:value="520" calcext:value-type="float">
            <text:p>520</text:p>
          </table:table-cell>
          <table:table-cell/>
          <table:table-cell table:formula="of:=([.$D13]/[.$D$31])*[.B$31]" office:value-type="float" office:value="415.561959654179" calcext:value-type="float">
            <text:p>416</text:p>
          </table:table-cell>
          <table:table-cell table:formula="of:=([.$D13]/[.$D$31])*[.C$31]" office:value-type="float" office:value="104.438040345821" calcext:value-type="float">
            <text:p>104</text:p>
          </table:table-cell>
          <table:table-cell table:formula="of:=SUM([.F13:.G13])" office:value-type="float" office:value="520" calcext:value-type="float">
            <text:p>520</text:p>
          </table:table-cell>
          <table:table-cell/>
          <table:table-cell table:formula="of:=([.B13]-[.F13])^2/[.$D$31]" office:value-type="float" office:value="0.0230118656817208" calcext:value-type="float">
            <text:p>0,02</text:p>
          </table:table-cell>
          <table:table-cell table:formula="of:=([.C13]-[.G13])^2/[.$D$31]" office:value-type="float" office:value="0.0230118656817208" calcext:value-type="float">
            <text:p>0,02</text:p>
          </table:table-cell>
          <table:table-cell table:formula="of:=SUM([.J13:.K13])" office:value-type="float" office:value="0.0460237313634416" calcext:value-type="float">
            <text:p>0</text:p>
          </table:table-cell>
          <table:table-cell table:formula="of:=[.L13]/[.$L$31]" office:value-type="percentage" office:value="0.000115454066424785" calcext:value-type="percentage">
            <text:p>0 %</text:p>
          </table:table-cell>
          <table:table-cell office:value-type="string" calcext:value-type="string">
            <text:p>Chyp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onie</text:p>
          </table:table-cell>
          <table:table-cell office:value-type="float" office:value="310" calcext:value-type="float">
            <text:p>310</text:p>
          </table:table-cell>
          <table:table-cell office:value-type="float" office:value="50" calcext:value-type="float">
            <text:p>50</text:p>
          </table:table-cell>
          <table:table-cell table:formula="of:=SUM([.B14:.C14])" office:value-type="float" office:value="360" calcext:value-type="float">
            <text:p>360</text:p>
          </table:table-cell>
          <table:table-cell/>
          <table:table-cell table:formula="of:=([.$D14]/[.$D$31])*[.B$31]" office:value-type="float" office:value="287.696741299047" calcext:value-type="float">
            <text:p>288</text:p>
          </table:table-cell>
          <table:table-cell table:formula="of:=([.$D14]/[.$D$31])*[.C$31]" office:value-type="float" office:value="72.3032587009532" calcext:value-type="float">
            <text:p>72</text:p>
          </table:table-cell>
          <table:table-cell table:formula="of:=SUM([.F14:.G14])" office:value-type="float" office:value="360" calcext:value-type="float">
            <text:p>360</text:p>
          </table:table-cell>
          <table:table-cell/>
          <table:table-cell table:formula="of:=([.B14]-[.F14])^2/[.$D$31]" office:value-type="float" office:value="0.00275679089271584" calcext:value-type="float">
            <text:p>0,00</text:p>
          </table:table-cell>
          <table:table-cell table:formula="of:=([.C14]-[.G14])^2/[.$D$31]" office:value-type="float" office:value="0.00275679089271584" calcext:value-type="float">
            <text:p>0,00</text:p>
          </table:table-cell>
          <table:table-cell table:formula="of:=SUM([.J14:.K14])" office:value-type="float" office:value="0.00551358178543167" calcext:value-type="float">
            <text:p>0</text:p>
          </table:table-cell>
          <table:table-cell table:formula="of:=[.L14]/[.$L$31]" office:value-type="percentage" office:value="0.0000138312435527416" calcext:value-type="percentage">
            <text:p>0 %</text:p>
          </table:table-cell>
          <table:table-cell office:value-type="string" calcext:value-type="string">
            <text:p>Letto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uanie</text:p>
          </table:table-cell>
          <table:table-cell office:value-type="float" office:value="9590" calcext:value-type="float">
            <text:p>9 590</text:p>
          </table:table-cell>
          <table:table-cell office:value-type="float" office:value="430" calcext:value-type="float">
            <text:p>430</text:p>
          </table:table-cell>
          <table:table-cell table:formula="of:=SUM([.B15:.C15])" office:value-type="float" office:value="10020" calcext:value-type="float">
            <text:p>10 020</text:p>
          </table:table-cell>
          <table:table-cell/>
          <table:table-cell table:formula="of:=([.$D15]/[.$D$31])*[.B$31]" office:value-type="float" office:value="8007.55929949013" calcext:value-type="float">
            <text:p>8 008</text:p>
          </table:table-cell>
          <table:table-cell table:formula="of:=([.$D15]/[.$D$31])*[.C$31]" office:value-type="float" office:value="2012.44070050986" calcext:value-type="float">
            <text:p>2 012</text:p>
          </table:table-cell>
          <table:table-cell table:formula="of:=SUM([.F15:.G15])" office:value-type="float" office:value="10020" calcext:value-type="float">
            <text:p>10020</text:p>
          </table:table-cell>
          <table:table-cell/>
          <table:table-cell table:formula="of:=([.B15]-[.F15])^2/[.$D$31]" office:value-type="float" office:value="13.8778462127585" calcext:value-type="float">
            <text:p>13,88</text:p>
          </table:table-cell>
          <table:table-cell table:formula="of:=([.C15]-[.G15])^2/[.$D$31]" office:value-type="float" office:value="13.8778462127585" calcext:value-type="float">
            <text:p>13,88</text:p>
          </table:table-cell>
          <table:table-cell table:formula="of:=SUM([.J15:.K15])" office:value-type="float" office:value="27.7556924255171" calcext:value-type="float">
            <text:p>28</text:p>
          </table:table-cell>
          <table:table-cell table:formula="of:=[.L15]/[.$L$31]" office:value-type="percentage" office:value="0.0696272870979561" calcext:value-type="percentage">
            <text:p>7 %</text:p>
          </table:table-cell>
          <table:table-cell office:value-type="string" calcext:value-type="string">
            <text:p>Litua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xembourg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B16:.C16])" office:value-type="float" office:value="20" calcext:value-type="float">
            <text:p>20</text:p>
          </table:table-cell>
          <table:table-cell/>
          <table:table-cell table:formula="of:=([.$D16]/[.$D$31])*[.B$31]" office:value-type="float" office:value="15.9831522943915" calcext:value-type="float">
            <text:p>16</text:p>
          </table:table-cell>
          <table:table-cell table:formula="of:=([.$D16]/[.$D$31])*[.C$31]" office:value-type="float" office:value="4.01684770560851" calcext:value-type="float">
            <text:p>4</text:p>
          </table:table-cell>
          <table:table-cell table:formula="of:=SUM([.F16:.G16])" office:value-type="float" office:value="20" calcext:value-type="float">
            <text:p>20</text:p>
          </table:table-cell>
          <table:table-cell/>
          <table:table-cell table:formula="of:=([.B16]-[.F16])^2/[.$D$31]" office:value-type="float" office:value="0.000198393434814244" calcext:value-type="float">
            <text:p>0,00</text:p>
          </table:table-cell>
          <table:table-cell table:formula="of:=([.C16]-[.G16])^2/[.$D$31]" office:value-type="float" office:value="0.000198393434814244" calcext:value-type="float">
            <text:p>0,00</text:p>
          </table:table-cell>
          <table:table-cell table:formula="of:=SUM([.J16:.K16])" office:value-type="float" office:value="0.000396786869628487" calcext:value-type="float">
            <text:p>0</text:p>
          </table:table-cell>
          <table:table-cell table:formula="of:=[.L16]/[.$L$31]" office:value-type="percentage" office:value="0.000000995370350152857" calcext:value-type="percentage">
            <text:p>0 %</text:p>
          </table:table-cell>
          <table:table-cell office:value-type="string" calcext:value-type="string">
            <text:p>Luxembou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grie</text:p>
          </table:table-cell>
          <table:table-cell office:value-type="float" office:value="12710" calcext:value-type="float">
            <text:p>12 710</text:p>
          </table:table-cell>
          <table:table-cell office:value-type="float" office:value="2030" calcext:value-type="float">
            <text:p>2 030</text:p>
          </table:table-cell>
          <table:table-cell table:formula="of:=SUM([.B17:.C17])" office:value-type="float" office:value="14740" calcext:value-type="float">
            <text:p>14 740</text:p>
          </table:table-cell>
          <table:table-cell/>
          <table:table-cell table:formula="of:=([.$D17]/[.$D$31])*[.B$31]" office:value-type="float" office:value="11779.5832409665" calcext:value-type="float">
            <text:p>11 780</text:p>
          </table:table-cell>
          <table:table-cell table:formula="of:=([.$D17]/[.$D$31])*[.C$31]" office:value-type="float" office:value="2960.41675903347" calcext:value-type="float">
            <text:p>2 960</text:p>
          </table:table-cell>
          <table:table-cell table:formula="of:=SUM([.F17:.G17])" office:value-type="float" office:value="14740" calcext:value-type="float">
            <text:p>14740</text:p>
          </table:table-cell>
          <table:table-cell/>
          <table:table-cell table:formula="of:=([.B17]-[.F17])^2/[.$D$31]" office:value-type="float" office:value="4.79758005702923" calcext:value-type="float">
            <text:p>4,80</text:p>
          </table:table-cell>
          <table:table-cell table:formula="of:=([.C17]-[.G17])^2/[.$D$31]" office:value-type="float" office:value="4.79758005702922" calcext:value-type="float">
            <text:p>4,80</text:p>
          </table:table-cell>
          <table:table-cell table:formula="of:=SUM([.J17:.K17])" office:value-type="float" office:value="9.59516011405846" calcext:value-type="float">
            <text:p>10</text:p>
          </table:table-cell>
          <table:table-cell table:formula="of:=[.L17]/[.$L$31]" office:value-type="percentage" office:value="0.024070196404043" calcext:value-type="percentage">
            <text:p>2 %</text:p>
          </table:table-cell>
          <table:table-cell office:value-type="string" calcext:value-type="string">
            <text:p>Hong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te</text:p>
          </table:table-cell>
          <table:table-cell office:value-type="float" office:value="290" calcext:value-type="float">
            <text:p>290</text:p>
          </table:table-cell>
          <table:table-cell office:value-type="float" office:value="20" calcext:value-type="float">
            <text:p>20</text:p>
          </table:table-cell>
          <table:table-cell table:formula="of:=SUM([.B18:.C18])" office:value-type="float" office:value="310" calcext:value-type="float">
            <text:p>310</text:p>
          </table:table-cell>
          <table:table-cell/>
          <table:table-cell table:formula="of:=([.$D18]/[.$D$31])*[.B$31]" office:value-type="float" office:value="247.738860563068" calcext:value-type="float">
            <text:p>248</text:p>
          </table:table-cell>
          <table:table-cell table:formula="of:=([.$D18]/[.$D$31])*[.C$31]" office:value-type="float" office:value="62.2611394369319" calcext:value-type="float">
            <text:p>62</text:p>
          </table:table-cell>
          <table:table-cell table:formula="of:=SUM([.F18:.G18])" office:value-type="float" office:value="310" calcext:value-type="float">
            <text:p>310</text:p>
          </table:table-cell>
          <table:table-cell/>
          <table:table-cell table:formula="of:=([.B18]-[.F18])^2/[.$D$31]" office:value-type="float" office:value="0.00989804869490026" calcext:value-type="float">
            <text:p>0,01</text:p>
          </table:table-cell>
          <table:table-cell table:formula="of:=([.C18]-[.G18])^2/[.$D$31]" office:value-type="float" office:value="0.00989804869490027" calcext:value-type="float">
            <text:p>0,01</text:p>
          </table:table-cell>
          <table:table-cell table:formula="of:=SUM([.J18:.K18])" office:value-type="float" office:value="0.0197960973898005" calcext:value-type="float">
            <text:p>0</text:p>
          </table:table-cell>
          <table:table-cell table:formula="of:=[.L18]/[.$L$31]" office:value-type="percentage" office:value="0.0000496600313639288" calcext:value-type="percentage">
            <text:p>0 %</text:p>
          </table:table-cell>
          <table:table-cell office:value-type="string" calcext:value-type="string">
            <text:p>Mal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s-Bas</text:p>
          </table:table-cell>
          <table:table-cell office:value-type="float" office:value="1520" calcext:value-type="float">
            <text:p>1 520</text:p>
          </table:table-cell>
          <table:table-cell office:value-type="float" office:value="2610" calcext:value-type="float">
            <text:p>2 610</text:p>
          </table:table-cell>
          <table:table-cell table:formula="of:=SUM([.B19:.C19])" office:value-type="float" office:value="4130" calcext:value-type="float">
            <text:p>4 130</text:p>
          </table:table-cell>
          <table:table-cell/>
          <table:table-cell table:formula="of:=([.$D19]/[.$D$31])*[.B$31]" office:value-type="float" office:value="3300.52094879184" calcext:value-type="float">
            <text:p>3 301</text:p>
          </table:table-cell>
          <table:table-cell table:formula="of:=([.$D19]/[.$D$31])*[.C$31]" office:value-type="float" office:value="829.479051208158" calcext:value-type="float">
            <text:p>829</text:p>
          </table:table-cell>
          <table:table-cell table:formula="of:=SUM([.F19:.G19])" office:value-type="float" office:value="4130" calcext:value-type="float">
            <text:p>4130</text:p>
          </table:table-cell>
          <table:table-cell/>
          <table:table-cell table:formula="of:=([.B19]-[.F19])^2/[.$D$31]" office:value-type="float" office:value="17.5695790793982" calcext:value-type="float">
            <text:p>17,57</text:p>
          </table:table-cell>
          <table:table-cell table:formula="of:=([.C19]-[.G19])^2/[.$D$31]" office:value-type="float" office:value="17.5695790793982" calcext:value-type="float">
            <text:p>17,57</text:p>
          </table:table-cell>
          <table:table-cell table:formula="of:=SUM([.J19:.K19])" office:value-type="float" office:value="35.1391581587963" calcext:value-type="float">
            <text:p>35</text:p>
          </table:table-cell>
          <table:table-cell table:formula="of:=[.L19]/[.$L$31]" office:value-type="percentage" office:value="0.0881492782090957" calcext:value-type="percentage">
            <text:p>9 %</text:p>
          </table:table-cell>
          <table:table-cell office:value-type="string" calcext:value-type="string">
            <text:p>Pays-B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riche</text:p>
          </table:table-cell>
          <table:table-cell office:value-type="float" office:value="810" calcext:value-type="float">
            <text:p>810</text:p>
          </table:table-cell>
          <table:table-cell office:value-type="float" office:value="740" calcext:value-type="float">
            <text:p>740</text:p>
          </table:table-cell>
          <table:table-cell table:formula="of:=SUM([.B20:.C20])" office:value-type="float" office:value="1550" calcext:value-type="float">
            <text:p>1 550</text:p>
          </table:table-cell>
          <table:table-cell/>
          <table:table-cell table:formula="of:=([.$D20]/[.$D$31])*[.B$31]" office:value-type="float" office:value="1238.69430281534" calcext:value-type="float">
            <text:p>1 239</text:p>
          </table:table-cell>
          <table:table-cell table:formula="of:=([.$D20]/[.$D$31])*[.C$31]" office:value-type="float" office:value="311.30569718466" calcext:value-type="float">
            <text:p>311</text:p>
          </table:table-cell>
          <table:table-cell table:formula="of:=SUM([.F20:.G20])" office:value-type="float" office:value="1550" calcext:value-type="float">
            <text:p>1550</text:p>
          </table:table-cell>
          <table:table-cell/>
          <table:table-cell table:formula="of:=([.B20]-[.F20])^2/[.$D$31]" office:value-type="float" office:value="1.01850368691161" calcext:value-type="float">
            <text:p>1,02</text:p>
          </table:table-cell>
          <table:table-cell table:formula="of:=([.C20]-[.G20])^2/[.$D$31]" office:value-type="float" office:value="1.01850368691161" calcext:value-type="float">
            <text:p>1,02</text:p>
          </table:table-cell>
          <table:table-cell table:formula="of:=SUM([.J20:.K20])" office:value-type="float" office:value="2.03700737382322" calcext:value-type="float">
            <text:p>2</text:p>
          </table:table-cell>
          <table:table-cell table:formula="of:=[.L20]/[.$L$31]" office:value-type="percentage" office:value="0.00510998951362678" calcext:value-type="percentage">
            <text:p>1 %</text:p>
          </table:table-cell>
          <table:table-cell office:value-type="string" calcext:value-type="string">
            <text:p>Autri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ogne</text:p>
          </table:table-cell>
          <table:table-cell office:value-type="float" office:value="13790" calcext:value-type="float">
            <text:p>13 790</text:p>
          </table:table-cell>
          <table:table-cell office:value-type="float" office:value="2870" calcext:value-type="float">
            <text:p>2 870</text:p>
          </table:table-cell>
          <table:table-cell table:formula="of:=SUM([.B21:.C21])" office:value-type="float" office:value="16660" calcext:value-type="float">
            <text:p>16 660</text:p>
          </table:table-cell>
          <table:table-cell/>
          <table:table-cell table:formula="of:=([.$D21]/[.$D$31])*[.B$31]" office:value-type="float" office:value="13313.9658612281" calcext:value-type="float">
            <text:p>13 314</text:p>
          </table:table-cell>
          <table:table-cell table:formula="of:=([.$D21]/[.$D$31])*[.C$31]" office:value-type="float" office:value="3346.03413877189" calcext:value-type="float">
            <text:p>3 346</text:p>
          </table:table-cell>
          <table:table-cell table:formula="of:=SUM([.F21:.G21])" office:value-type="float" office:value="16660" calcext:value-type="float">
            <text:p>16660</text:p>
          </table:table-cell>
          <table:table-cell/>
          <table:table-cell table:formula="of:=([.B21]-[.F21])^2/[.$D$31]" office:value-type="float" office:value="1.25586622298989" calcext:value-type="float">
            <text:p>1,26</text:p>
          </table:table-cell>
          <table:table-cell table:formula="of:=([.C21]-[.G21])^2/[.$D$31]" office:value-type="float" office:value="1.25586622298989" calcext:value-type="float">
            <text:p>1,26</text:p>
          </table:table-cell>
          <table:table-cell table:formula="of:=SUM([.J21:.K21])" office:value-type="float" office:value="2.51173244597978" calcext:value-type="float">
            <text:p>3</text:p>
          </table:table-cell>
          <table:table-cell table:formula="of:=[.L21]/[.$L$31]" office:value-type="percentage" office:value="0.00630087383331521" calcext:value-type="percentage">
            <text:p>1 %</text:p>
          </table:table-cell>
          <table:table-cell office:value-type="string" calcext:value-type="string">
            <text:p>Polog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3750" calcext:value-type="float">
            <text:p>3 750</text:p>
          </table:table-cell>
          <table:table-cell office:value-type="float" office:value="1790" calcext:value-type="float">
            <text:p>1 790</text:p>
          </table:table-cell>
          <table:table-cell table:formula="of:=SUM([.B22:.C22])" office:value-type="float" office:value="5540" calcext:value-type="float">
            <text:p>5 540</text:p>
          </table:table-cell>
          <table:table-cell/>
          <table:table-cell table:formula="of:=([.$D22]/[.$D$31])*[.B$31]" office:value-type="float" office:value="4427.33318554644" calcext:value-type="float">
            <text:p>4 427</text:p>
          </table:table-cell>
          <table:table-cell table:formula="of:=([.$D22]/[.$D$31])*[.C$31]" office:value-type="float" office:value="1112.66681445356" calcext:value-type="float">
            <text:p>1 113</text:p>
          </table:table-cell>
          <table:table-cell table:formula="of:=SUM([.F22:.G22])" office:value-type="float" office:value="5540" calcext:value-type="float">
            <text:p>5540</text:p>
          </table:table-cell>
          <table:table-cell/>
          <table:table-cell table:formula="of:=([.B22]-[.F22])^2/[.$D$31]" office:value-type="float" office:value="2.54256397828913" calcext:value-type="float">
            <text:p>2,54</text:p>
          </table:table-cell>
          <table:table-cell table:formula="of:=([.C22]-[.G22])^2/[.$D$31]" office:value-type="float" office:value="2.54256397828913" calcext:value-type="float">
            <text:p>2,54</text:p>
          </table:table-cell>
          <table:table-cell table:formula="of:=SUM([.J22:.K22])" office:value-type="float" office:value="5.08512795657826" calcext:value-type="float">
            <text:p>5</text:p>
          </table:table-cell>
          <table:table-cell table:formula="of:=[.L22]/[.$L$31]" office:value-type="percentage" office:value="0.0127564342021967" calcext:value-type="percentage">
            <text:p>1 %</text:p>
          </table:table-cell>
          <table:table-cell office:value-type="string" calcext:value-type="string">
            <text:p>Portug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manie</text:p>
          </table:table-cell>
          <table:table-cell office:value-type="float" office:value="18730" calcext:value-type="float">
            <text:p>18 730</text:p>
          </table:table-cell>
          <table:table-cell office:value-type="float" office:value="980" calcext:value-type="float">
            <text:p>980</text:p>
          </table:table-cell>
          <table:table-cell table:formula="of:=SUM([.B23:.C23])" office:value-type="float" office:value="19710" calcext:value-type="float">
            <text:p>19 710</text:p>
          </table:table-cell>
          <table:table-cell/>
          <table:table-cell table:formula="of:=([.$D23]/[.$D$31])*[.B$31]" office:value-type="float" office:value="15751.3965861228" calcext:value-type="float">
            <text:p>15 751</text:p>
          </table:table-cell>
          <table:table-cell table:formula="of:=([.$D23]/[.$D$31])*[.C$31]" office:value-type="float" office:value="3958.60341387719" calcext:value-type="float">
            <text:p>3 959</text:p>
          </table:table-cell>
          <table:table-cell table:formula="of:=SUM([.F23:.G23])" office:value-type="float" office:value="19710" calcext:value-type="float">
            <text:p>19710</text:p>
          </table:table-cell>
          <table:table-cell/>
          <table:table-cell table:formula="of:=([.B23]-[.F23])^2/[.$D$31]" office:value-type="float" office:value="49.1691326599471" calcext:value-type="float">
            <text:p>49,17</text:p>
          </table:table-cell>
          <table:table-cell table:formula="of:=([.C23]-[.G23])^2/[.$D$31]" office:value-type="float" office:value="49.169132659947" calcext:value-type="float">
            <text:p>49,17</text:p>
          </table:table-cell>
          <table:table-cell table:formula="of:=SUM([.J23:.K23])" office:value-type="float" office:value="98.3382653198941" calcext:value-type="float">
            <text:p>98</text:p>
          </table:table-cell>
          <table:table-cell table:formula="of:=[.L23]/[.$L$31]" office:value-type="percentage" office:value="0.246689094517003" calcext:value-type="percentage">
            <text:p>25 %</text:p>
          </table:table-cell>
          <table:table-cell office:value-type="string" calcext:value-type="string">
            <text:p>Rouma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vénie</text:p>
          </table:table-cell>
          <table:table-cell office:value-type="float" office:value="490" calcext:value-type="float">
            <text:p>490</text:p>
          </table:table-cell>
          <table:table-cell office:value-type="float" office:value="170" calcext:value-type="float">
            <text:p>170</text:p>
          </table:table-cell>
          <table:table-cell table:formula="of:=SUM([.B24:.C24])" office:value-type="float" office:value="660" calcext:value-type="float">
            <text:p>660</text:p>
          </table:table-cell>
          <table:table-cell/>
          <table:table-cell table:formula="of:=([.$D24]/[.$D$31])*[.B$31]" office:value-type="float" office:value="527.444025714919" calcext:value-type="float">
            <text:p>527</text:p>
          </table:table-cell>
          <table:table-cell table:formula="of:=([.$D24]/[.$D$31])*[.C$31]" office:value-type="float" office:value="132.555974285081" calcext:value-type="float">
            <text:p>133</text:p>
          </table:table-cell>
          <table:table-cell table:formula="of:=SUM([.F24:.G24])" office:value-type="float" office:value="660" calcext:value-type="float">
            <text:p>660</text:p>
          </table:table-cell>
          <table:table-cell/>
          <table:table-cell table:formula="of:=([.B24]-[.F24])^2/[.$D$31]" office:value-type="float" office:value="0.00777020096286591" calcext:value-type="float">
            <text:p>0,01</text:p>
          </table:table-cell>
          <table:table-cell table:formula="of:=([.C24]-[.G24])^2/[.$D$31]" office:value-type="float" office:value="0.0077702009628659" calcext:value-type="float">
            <text:p>0,01</text:p>
          </table:table-cell>
          <table:table-cell table:formula="of:=SUM([.J24:.K24])" office:value-type="float" office:value="0.0155404019257318" calcext:value-type="float">
            <text:p>0</text:p>
          </table:table-cell>
          <table:table-cell table:formula="of:=[.L24]/[.$L$31]" office:value-type="percentage" office:value="0.0000389842922998308" calcext:value-type="percentage">
            <text:p>0 %</text:p>
          </table:table-cell>
          <table:table-cell office:value-type="string" calcext:value-type="string">
            <text:p>Slové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vaquie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table:formula="of:=SUM([.B25:.C25])" office:value-type="float" office:value="200" calcext:value-type="float">
            <text:p>200</text:p>
          </table:table-cell>
          <table:table-cell/>
          <table:table-cell table:formula="of:=([.$D25]/[.$D$31])*[.B$31]" office:value-type="float" office:value="159.831522943915" calcext:value-type="float">
            <text:p>160</text:p>
          </table:table-cell>
          <table:table-cell table:formula="of:=([.$D25]/[.$D$31])*[.C$31]" office:value-type="float" office:value="40.1684770560851" calcext:value-type="float">
            <text:p>40</text:p>
          </table:table-cell>
          <table:table-cell table:formula="of:=SUM([.F25:.G25])" office:value-type="float" office:value="200" calcext:value-type="float">
            <text:p>200</text:p>
          </table:table-cell>
          <table:table-cell/>
          <table:table-cell table:formula="of:=([.B25]-[.F25])^2/[.$D$31]" office:value-type="float" office:value="0.000000157307240230101" calcext:value-type="float">
            <text:p>0,00</text:p>
          </table:table-cell>
          <table:table-cell table:formula="of:=([.C25]-[.G25])^2/[.$D$31]" office:value-type="float" office:value="0.000000157307240230048" calcext:value-type="float">
            <text:p>0,00</text:p>
          </table:table-cell>
          <table:table-cell table:formula="of:=SUM([.J25:.K25])" office:value-type="float" office:value="0.000000314614480460149" calcext:value-type="float">
            <text:p>0</text:p>
          </table:table-cell>
          <table:table-cell table:formula="of:=[.L25]/[.$L$31]" office:value-type="percentage" office:value="0.000000000789234598090376" calcext:value-type="percentage">
            <text:p>0 %</text:p>
          </table:table-cell>
          <table:table-cell office:value-type="string" calcext:value-type="string">
            <text:p>Slovaq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lande</text:p>
          </table:table-cell>
          <table:table-cell office:value-type="float" office:value="850" calcext:value-type="float">
            <text:p>850</text:p>
          </table:table-cell>
          <table:table-cell office:value-type="float" office:value="620" calcext:value-type="float">
            <text:p>620</text:p>
          </table:table-cell>
          <table:table-cell table:formula="of:=SUM([.B26:.C26])" office:value-type="float" office:value="1470" calcext:value-type="float">
            <text:p>1 470</text:p>
          </table:table-cell>
          <table:table-cell/>
          <table:table-cell table:formula="of:=([.$D26]/[.$D$31])*[.B$31]" office:value-type="float" office:value="1174.76169363777" calcext:value-type="float">
            <text:p>1 175</text:p>
          </table:table-cell>
          <table:table-cell table:formula="of:=([.$D26]/[.$D$31])*[.C$31]" office:value-type="float" office:value="295.238306362226" calcext:value-type="float">
            <text:p>295</text:p>
          </table:table-cell>
          <table:table-cell table:formula="of:=SUM([.F26:.G26])" office:value-type="float" office:value="1470" calcext:value-type="float">
            <text:p>1470</text:p>
          </table:table-cell>
          <table:table-cell/>
          <table:table-cell table:formula="of:=([.B26]-[.F26])^2/[.$D$31]" office:value-type="float" office:value="0.584516502186187" calcext:value-type="float">
            <text:p>0,58</text:p>
          </table:table-cell>
          <table:table-cell table:formula="of:=([.C26]-[.G26])^2/[.$D$31]" office:value-type="float" office:value="0.584516502186187" calcext:value-type="float">
            <text:p>0,58</text:p>
          </table:table-cell>
          <table:table-cell table:formula="of:=SUM([.J26:.K26])" office:value-type="float" office:value="1.16903300437237" calcext:value-type="float">
            <text:p>1</text:p>
          </table:table-cell>
          <table:table-cell table:formula="of:=[.L26]/[.$L$31]" office:value-type="percentage" office:value="0.00293260911580033" calcext:value-type="percentage">
            <text:p>0 %</text:p>
          </table:table-cell>
          <table:table-cell office:value-type="string" calcext:value-type="string">
            <text:p>Finla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ède</text:p>
          </table:table-cell>
          <table:table-cell office:value-type="float" office:value="290" calcext:value-type="float">
            <text:p>290</text:p>
          </table:table-cell>
          <table:table-cell office:value-type="float" office:value="600" calcext:value-type="float">
            <text:p>600</text:p>
          </table:table-cell>
          <table:table-cell table:formula="of:=SUM([.B27:.C27])" office:value-type="float" office:value="890" calcext:value-type="float">
            <text:p>890</text:p>
          </table:table-cell>
          <table:table-cell/>
          <table:table-cell table:formula="of:=([.$D27]/[.$D$31])*[.B$31]" office:value-type="float" office:value="711.250277100421" calcext:value-type="float">
            <text:p>711</text:p>
          </table:table-cell>
          <table:table-cell table:formula="of:=([.$D27]/[.$D$31])*[.C$31]" office:value-type="float" office:value="178.749722899579" calcext:value-type="float">
            <text:p>179</text:p>
          </table:table-cell>
          <table:table-cell table:formula="of:=SUM([.F27:.G27])" office:value-type="float" office:value="890" calcext:value-type="float">
            <text:p>890</text:p>
          </table:table-cell>
          <table:table-cell/>
          <table:table-cell table:formula="of:=([.B27]-[.F27])^2/[.$D$31]" office:value-type="float" office:value="0.983439348022509" calcext:value-type="float">
            <text:p>0,98</text:p>
          </table:table-cell>
          <table:table-cell table:formula="of:=([.C27]-[.G27])^2/[.$D$31]" office:value-type="float" office:value="0.983439348022509" calcext:value-type="float">
            <text:p>0,98</text:p>
          </table:table-cell>
          <table:table-cell table:formula="of:=SUM([.J27:.K27])" office:value-type="float" office:value="1.96687869604502" calcext:value-type="float">
            <text:p>2</text:p>
          </table:table-cell>
          <table:table-cell table:formula="of:=[.L27]/[.$L$31]" office:value-type="percentage" office:value="0.00493406633698236" calcext:value-type="percentage">
            <text:p>0 %</text:p>
          </table:table-cell>
          <table:table-cell office:value-type="string" calcext:value-type="string">
            <text:p>Suè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vège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table:formula="of:=SUM([.B28:.C28])" office:value-type="float" office:value="430" calcext:value-type="float">
            <text:p>430</text:p>
          </table:table-cell>
          <table:table-cell/>
          <table:table-cell table:formula="of:=([.$D28]/[.$D$31])*[.B$31]" office:value-type="float" office:value="343.637774329417" calcext:value-type="float">
            <text:p>344</text:p>
          </table:table-cell>
          <table:table-cell table:formula="of:=([.$D28]/[.$D$31])*[.C$31]" office:value-type="float" office:value="86.362225670583" calcext:value-type="float">
            <text:p>86</text:p>
          </table:table-cell>
          <table:table-cell table:formula="of:=SUM([.F28:.G28])" office:value-type="float" office:value="430" calcext:value-type="float">
            <text:p>430</text:p>
          </table:table-cell>
          <table:table-cell/>
          <table:table-cell table:formula="of:=([.B28]-[.F28])^2/[.$D$31]" office:value-type="float" office:value="0.0715669682694718" calcext:value-type="float">
            <text:p>0,07</text:p>
          </table:table-cell>
          <table:table-cell table:formula="of:=([.C28]-[.G28])^2/[.$D$31]" office:value-type="float" office:value="0.0715669682694719" calcext:value-type="float">
            <text:p>0,07</text:p>
          </table:table-cell>
          <table:table-cell table:formula="of:=SUM([.J28:.K28])" office:value-type="float" office:value="0.143133936538944" calcext:value-type="float">
            <text:p>0</text:p>
          </table:table-cell>
          <table:table-cell table:formula="of:=[.L28]/[.$L$31]" office:value-type="percentage" office:value="0.000359062477709813" calcext:value-type="percentage">
            <text:p>0 %</text:p>
          </table:table-cell>
          <table:table-cell office:value-type="string" calcext:value-type="string">
            <text:p>Norvè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yaume-Uni</text:p>
          </table:table-cell>
          <table:table-cell office:value-type="float" office:value="1370" calcext:value-type="float">
            <text:p>1 370</text:p>
          </table:table-cell>
          <table:table-cell office:value-type="float" office:value="1250" calcext:value-type="float">
            <text:p>1 250</text:p>
          </table:table-cell>
          <table:table-cell table:formula="of:=SUM([.B29:.C29])" office:value-type="float" office:value="2620" calcext:value-type="float">
            <text:p>2 620</text:p>
          </table:table-cell>
          <table:table-cell/>
          <table:table-cell table:formula="of:=([.$D29]/[.$D$31])*[.B$31]" office:value-type="float" office:value="2093.79295056528" calcext:value-type="float">
            <text:p>2 094</text:p>
          </table:table-cell>
          <table:table-cell table:formula="of:=([.$D29]/[.$D$31])*[.C$31]" office:value-type="float" office:value="526.207049434715" calcext:value-type="float">
            <text:p>526</text:p>
          </table:table-cell>
          <table:table-cell table:formula="of:=SUM([.F29:.G29])" office:value-type="float" office:value="2620" calcext:value-type="float">
            <text:p>2620</text:p>
          </table:table-cell>
          <table:table-cell/>
          <table:table-cell table:formula="of:=([.B29]-[.F29])^2/[.$D$31]" office:value-type="float" office:value="2.90332650902239" calcext:value-type="float">
            <text:p>2,90</text:p>
          </table:table-cell>
          <table:table-cell table:formula="of:=([.C29]-[.G29])^2/[.$D$31]" office:value-type="float" office:value="2.90332650902239" calcext:value-type="float">
            <text:p>2,90</text:p>
          </table:table-cell>
          <table:table-cell table:formula="of:=SUM([.J29:.K29])" office:value-type="float" office:value="5.80665301804479" calcext:value-type="float">
            <text:p>6</text:p>
          </table:table-cell>
          <table:table-cell table:formula="of:=[.L29]/[.$L$31]" office:value-type="percentage" office:value="0.0145664352583013" calcext:value-type="percentage">
            <text:p>1 %</text:p>
          </table:table-cell>
          <table:table-cell office:value-type="string" calcext:value-type="string">
            <text:p>Royaume-U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édoine du Nord</text:p>
          </table:table-cell>
          <table:table-cell office:value-type="float" office:value="7950" calcext:value-type="float">
            <text:p>7 950</text:p>
          </table:table-cell>
          <table:table-cell office:value-type="float" office:value="710" calcext:value-type="float">
            <text:p>710</text:p>
          </table:table-cell>
          <table:table-cell table:formula="of:=SUM([.B30:.C30])" office:value-type="float" office:value="8660" calcext:value-type="float">
            <text:p>8 660</text:p>
          </table:table-cell>
          <table:table-cell/>
          <table:table-cell table:formula="of:=([.$D30]/[.$D$31])*[.B$31]" office:value-type="float" office:value="6920.70494347152" calcext:value-type="float">
            <text:p>6 921</text:p>
          </table:table-cell>
          <table:table-cell table:formula="of:=([.$D30]/[.$D$31])*[.C$31]" office:value-type="float" office:value="1739.29505652849" calcext:value-type="float">
            <text:p>1 739</text:p>
          </table:table-cell>
          <table:table-cell table:formula="of:=SUM([.F30:.G30])" office:value-type="float" office:value="8660" calcext:value-type="float">
            <text:p>8660</text:p>
          </table:table-cell>
          <table:table-cell/>
          <table:table-cell table:formula="of:=([.B30]-[.F30])^2/[.$D$31]" office:value-type="float" office:value="5.87147147746607" calcext:value-type="float">
            <text:p>5,87</text:p>
          </table:table-cell>
          <table:table-cell table:formula="of:=([.C30]-[.G30])^2/[.$D$31]" office:value-type="float" office:value="5.87147147746608" calcext:value-type="float">
            <text:p>5,87</text:p>
          </table:table-cell>
          <table:table-cell table:formula="of:=SUM([.J30:.K30])" office:value-type="float" office:value="11.7429429549322" calcext:value-type="float">
            <text:p>12</text:p>
          </table:table-cell>
          <table:table-cell table:formula="of:=[.L30]/[.$L$31]" office:value-type="percentage" office:value="0.0294580746883582" calcext:value-type="percentage">
            <text:p>3 %</text:p>
          </table:table-cell>
          <table:table-cell office:value-type="string" calcext:value-type="string">
            <text:p>Macédoine du Nord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otaux</text:p>
          </table:table-cell>
          <table:table-cell table:style-name="ce1" table:formula="of:=SUM([.B2:.B30])" office:value-type="float" office:value="144200" calcext:value-type="float">
            <text:p>144 200</text:p>
          </table:table-cell>
          <table:table-cell table:style-name="ce1" table:formula="of:=SUM([.C2:.C30])" office:value-type="float" office:value="36240" calcext:value-type="float">
            <text:p>36 240</text:p>
          </table:table-cell>
          <table:table-cell table:formula="of:=SUM([.D2:.D30])" office:value-type="float" office:value="180440" calcext:value-type="float">
            <text:p>180 44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formula="of:=SUM([.L2:.L30])" office:value-type="float" office:value="398.632398049182" calcext:value-type="float">
            <text:p>399</text:p>
          </table:table-cell>
          <table:table-cell table:style-name="Default"/>
          <table:table-cell table:style-name="Default" office:value-type="string" calcext:value-type="string">
            <text:p>totaux</text:p>
          </table:table-cell>
          <table:table-cell table:number-columns-repeated="2"/>
        </table:table-row>
        <calcext:conditional-formats>
          <calcext:conditional-format calcext:target-range-address="bivarie.A1:bivarie.C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varie.F2:bivarie.G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ivarie.N3:bivarie.N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>
        <table:named-range table:name="base" table:base-cell-address="$SAU.$B$2" table:cell-range-address="$SAU.$B$2:.$B$31"/>
        <table:named-range table:name="classes" table:base-cell-address="$SAU.$H$6" table:cell-range-address="$SAU.$H$6:.$H$13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number-style style:name="N108">
      <number:number number:decimal-places="9" number:min-decimal-places="9" number:min-integer-digits="1"/>
    </number:number-style>
    <number:number-style style:name="N109">
      <number:number number:decimal-places="14" number:min-decimal-places="14" number:min-integer-digits="1"/>
    </number:number-style>
    <number:number-style style:name="N110">
      <number:number number:decimal-places="13" number:min-decimal-places="13" number:min-integer-digits="1"/>
    </number:number-style>
    <number:number-style style:name="N111">
      <number:number number:decimal-places="12" number:min-decimal-places="12" number:min-integer-digits="1"/>
    </number:number-style>
    <number:number-style style:name="N112">
      <number:number number:decimal-places="11" number:min-decimal-places="11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number number:decimal-places="1" number:min-decimal-places="1" number:min-integer-digits="1"/>
    </number:number-style>
    <number:percentage-style style:name="N121">
      <number:number number:decimal-places="1" number:min-decimal-places="1" number:min-integer-digits="1"/>
      <number:text> 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2T18:27:26.981000000</dc:date>
    <meta:editing-duration>PT26M51S</meta:editing-duration>
    <meta:editing-cycles>3</meta:editing-cycles>
    <meta:generator>LibreOffice/7.0.0.3$Windows_X86_64 LibreOffice_project/8061b3e9204bef6b321a21033174034a5e2ea88e</meta:generator>
    <meta:document-statistic meta:table-count="2" meta:cell-count="55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bar" chart:style-name="ch1">
        <chart:title svg:x="5.344cm" svg:y="0.316cm" chart:style-name="ch2">
          <text:p>répartition SAU en Europe</text:p>
        </chart:title>
        <chart:subtitle svg:x="6.19cm" svg:y="1.275cm" chart:style-name="ch3">
          <text:p>nombre de parcelles</text:p>
        </chart:subtitle>
        <chart:plot-area chart:style-name="ch4" table:cell-range-address="SAU.H5:SAU.I13" chart:data-source-has-labels="both" svg:x="1.331cm" svg:y="2.138cm" svg:width="14.363cm" svg:height="5.707cm">
          <chart:coordinate-region svg:x="2.799cm" svg:y="2.138cm" svg:width="12.417cm" svg:height="5.06cm"/>
          <chart:axis chart:dimension="x" chart:name="primary-x" chart:style-name="ch5" chartooo:axis-type="auto">
            <chartooo:date-scale/>
            <chart:title svg:x="0.451cm" svg:y="5.591cm" chart:style-name="ch6">
              <text:p>classes</text:p>
            </chart:title>
            <chart:categories table:cell-range-address="SAU.H6:SAU.H13"/>
          </chart:axis>
          <chart:axis chart:dimension="y" chart:name="primary-y" chart:style-name="ch7">
            <chart:title svg:x="7.992cm" svg:y="8.025cm" chart:style-name="ch8">
              <text:p>effectif</text:p>
            </chart:title>
            <chart:grid chart:style-name="ch9" chart:class="major"/>
          </chart:axis>
          <chart:series chart:style-name="ch10" chart:values-cell-range-address="SAU.I6:SAU.I13" chart:label-cell-address="SAU.I5:SAU.I5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if</text:p>
                <draw:g>
                  <svg:desc>SAU.I5:SAU.I5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SAU.H6:SAU.H13</svg:desc>
                </draw:g>
              </table:table-cell>
              <table:table-cell office:value-type="float" office:value="0">
                <text:p>0</text:p>
                <draw:g>
                  <svg:desc>SAU.I6:SAU.I13</svg:desc>
                </draw:g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600000">
                <text:p>36000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